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0.05pt solid #000000"/>
    </style:style>
    <style:style style:name="Table5.2" style:family="table-row">
      <style:table-row-properties style:min-row-height="4.159cm"/>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8.5cm" style:rel-column-width="32768*"/>
    </style:style>
    <style:style style:name="Table9.A1" style:family="table-cell">
      <style:table-cell-properties fo:padding="0.097cm" fo:border="0.05pt solid #000000"/>
    </style:style>
    <style:style style:name="Table9.2" style:family="table-row">
      <style:table-row-properties style:min-row-height="5.271cm"/>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8.5cm" style:rel-column-width="32768*"/>
    </style:style>
    <style:style style:name="Table7.A1" style:family="table-cell">
      <style:table-cell-properties fo:padding="0.097cm" fo:border="0.05pt solid #000000"/>
    </style:style>
    <style:style style:name="Table7.2" style:family="table-row">
      <style:table-row-properties style:min-row-height="4.583cm"/>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2" style:family="table-row">
      <style:table-row-properties style:min-row-height="4.609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8.5cm" style:rel-column-width="32768*"/>
    </style:style>
    <style:style style:name="Table8.A1" style:family="table-cell">
      <style:table-cell-properties fo:padding="0.097cm" fo:border="0.05pt solid #000000"/>
    </style:style>
    <style:style style:name="Table8.2" style:family="table-row">
      <style:table-row-properties style:min-row-height="4.424cm"/>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097cm" fo:border="0.05pt solid #000000"/>
    </style:style>
    <style:style style:name="Table2.2" style:family="table-row">
      <style:table-row-properties style:min-row-height="4.979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fo:break-before="page"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padding="0.097cm" fo:border="0.05pt solid #000000"/>
    </style:style>
    <style:style style:name="Table3.2" style:family="table-row">
      <style:table-row-properties style:min-row-height="4.292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16.999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16.999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text-properties officeooo:rsid="0009c03d" officeooo:paragraph-rsid="0009c03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ll game</text:p>
      <text:p text:style-name="Standard"/>
      <text:p text:style-name="Standard">Simple ball game the player controls a ball and navigates around the level using the arrow keys up causes the ball to jump left key moves the ball left rightkey moves the ball right. The level or "World" consists of different sized blocks that the ball can land on the level ends when the ball reaches the transport hole that teleports the ball to the next level (causes the next level to load).</text:p>
      <text:p text:style-name="Standard"/>
      <text:p text:style-name="P5">Functional requirements</text:p>
      <text:p text:style-name="P5">Full controller support</text:p>
      <text:p text:style-name="P5">Able to remap all keys for keyboard and controllers</text:p>
      <text:p text:style-name="P5">Controllers should be auto configured.</text:p>
      <text:p text:style-name="P5">Should be able to detect controllers even after the game has booted</text:p>
      <text:p text:style-name="Standard"/>
      <text:p text:style-name="Standard">Actors</text:p>
      <text:p text:style-name="Standard">Player</text:p>
      <text:p text:style-name="Standard"/>
      <text:p text:style-name="Standard">Functional Requirements</text:p>
      <text:p text:style-name="Standard">moveBal</text:p>
      <text:p text:style-name="Standard">jumpBall</text:p>
      <text:p text:style-name="Standard">loadLevel</text:p>
      <text:p text:style-name="Standard">unloadLevel</text:p>
      <text:p text:style-name="Standard">displayGameMenu</text:p>
      <text:p text:style-name="Standard">load Images</text:p>
      <text:p text:style-name="Standard"/>
      <text:p text:style-name="Standard">Crc cards</text:p>
      <table:table table:name="Table5" table:style-name="Table5">
        <table:table-column table:style-name="Table5.A"/>
        <table:table-column table:style-name="Table5.B"/>
        <table:table-row>
          <table:table-cell table:style-name="Table5.A1" table:number-columns-spanned="2" office:value-type="string">
            <text:p text:style-name="Table_20_Contents">ResourceLoadeer</text:p>
          </table:table-cell>
          <table:covered-table-cell/>
        </table:table-row>
        <table:table-row table:style-name="Table5.2">
          <table:table-cell table:style-name="Table5.A2" office:value-type="string">
            <text:p text:style-name="Table_20_Contents">Loads and stores resources (sprites, sounds) for future use by reading from a resource file. Use the singleton pattern to get a ResourceLoader Object</text:p>
            <text:p text:style-name="Table_20_Contents">Keeps already loaded sprites and sounds in memory and just returns the address of already loaded resource if they are requested again</text:p>
            <text:p text:style-name="Table_20_Contents">getResourceLoader</text:p>
            <text:p text:style-name="Table_20_Contents">gretReource</text:p>
            <text:p text:style-name="Table_20_Contents">loadSprite</text:p>
            <text:p text:style-name="Table_20_Contents"/>
          </table:table-cell>
          <table:table-cell table:style-name="Table5.B2" office:value-type="string">
            <text:p text:style-name="Table_20_Contents"/>
          </table:table-cell>
        </table:table-row>
      </table:table>
      <text:p text:style-name="Standard"/>
      <table:table table:name="Table9" table:style-name="Table9">
        <table:table-column table:style-name="Table9.A"/>
        <table:table-column table:style-name="Table9.B"/>
        <table:table-row>
          <table:table-cell table:style-name="Table9.A1" table:number-columns-spanned="2" office:value-type="string">
            <text:p text:style-name="Table_20_Contents">Vector</text:p>
          </table:table-cell>
          <table:covered-table-cell/>
        </table:table-row>
        <table:table-row table:style-name="Table9.2">
          <table:table-cell table:style-name="Table9.A2" office:value-type="string">
            <text:p text:style-name="Table_20_Contents">A contrainer to hold vector information (x,y) coordinates and manipulating these coordinates</text:p>
            <text:p text:style-name="Table_20_Contents">add vectors together</text:p>
            <text:p text:style-name="Table_20_Contents">subtract</text:p>
            <text:p text:style-name="Table_20_Contents">dotproduct</text:p>
            <text:p text:style-name="Table_20_Contents">length</text:p>
            <text:p text:style-name="Table_20_Contents">normalise</text:p>
            <text:p text:style-name="Table_20_Contents"/>
          </table:table-cell>
          <table:table-cell table:style-name="Table9.B2" office:value-type="string">
            <text:p text:style-name="Table_20_Contents"/>
          </table:table-cell>
        </table:table-row>
      </table:table>
      <text:p text:style-name="Standard"/>
      <text:p text:style-name="Standard"><text:soft-page-break/></text:p>
      <text:p text:style-name="Standard"/>
      <text:p text:style-name="Standard"/>
      <text:p text:style-name="Standard"/>
      <text:p text:style-name="Standard"/>
      <text:p text:style-name="Standard"/>
      <text:p text:style-name="Standard"/>
      <table:table table:name="Table7" table:style-name="Table7">
        <table:table-column table:style-name="Table7.A"/>
        <table:table-column table:style-name="Table7.B"/>
        <table:table-row>
          <table:table-cell table:style-name="Table7.A1" table:number-columns-spanned="2" office:value-type="string">
            <text:p text:style-name="Table_20_Contents">Entity</text:p>
          </table:table-cell>
          <table:covered-table-cell/>
        </table:table-row>
        <table:table-row table:style-name="Table7.2">
          <table:table-cell table:style-name="Table7.A2" office:value-type="string">
            <text:p text:style-name="Table_20_Contents">Everything in the world is a entity which has xy coordinates</text:p>
            <text:p text:style-name="Table_20_Contents"/>
            <text:p text:style-name="Table_20_Contents">Entities may also need a sprite might not set this in entity though</text:p>
            <text:p text:style-name="Table_20_Contents"/>
            <text:p text:style-name="Table_20_Contents">getCoordinates</text:p>
            <text:p text:style-name="Table_20_Contents">getWidth</text:p>
            <text:p text:style-name="Table_20_Contents">getHeight</text:p>
          </table:table-cell>
          <table:table-cell table:style-name="Table7.B2" office:value-type="string">
            <text:p text:style-name="Table_20_Contents"/>
          </table:table-cell>
        </table:table-row>
      </table:table>
      <text:p text:style-name="Standard"/>
      <table:table table:name="Table1" table:style-name="Table1">
        <table:table-column table:style-name="Table1.A"/>
        <table:table-column table:style-name="Table1.B"/>
        <table:table-row>
          <table:table-cell table:style-name="Table1.A1" table:number-columns-spanned="2" office:value-type="string">
            <text:p text:style-name="Table_20_Contents">Ball</text:p>
          </table:table-cell>
          <table:covered-table-cell/>
        </table:table-row>
        <table:table-row table:style-name="Table1.2">
          <table:table-cell table:style-name="Table1.A2" office:value-type="string">
            <text:p text:style-name="Table_20_Contents">The main object of the game that the player controls is represeted by a sprite</text:p>
            <text:p text:style-name="Table_20_Contents">Move</text:p>
            <text:p text:style-name="Table_20_Contents">getCoordinates</text:p>
            <text:p text:style-name="Table_20_Contents">getVelocity</text:p>
            <text:p text:style-name="Table_20_Contents">setVelocity</text:p>
            <text:p text:style-name="Table_20_Contents">getSprite</text:p>
            <text:p text:style-name="Table_20_Contents">setSprite</text:p>
            <text:p text:style-name="Table_20_Contents"/>
          </table:table-cell>
          <table:table-cell table:style-name="Table1.B2" office:value-type="string">
            <text:p text:style-name="Table_20_Contents">SpriteLoader</text:p>
            <text:p text:style-name="Table_20_Contents">Entity</text:p>
          </table:table-cell>
        </table:table-row>
      </table:table>
      <text:p text:style-name="Standard"/>
      <table:table table:name="Table8" table:style-name="Table8">
        <table:table-column table:style-name="Table8.A"/>
        <table:table-column table:style-name="Table8.B"/>
        <table:table-row>
          <table:table-cell table:style-name="Table8.A1" table:number-columns-spanned="2" office:value-type="string">
            <text:p text:style-name="Table_20_Contents">Block</text:p>
          </table:table-cell>
          <table:covered-table-cell/>
        </table:table-row>
        <table:table-row table:style-name="Table8.2">
          <table:table-cell table:style-name="Table8.A2" office:value-type="string">
            <text:p text:style-name="Table_20_Contents">A block object that the ball collides with has xy coordinates and a area</text:p>
            <text:p text:style-name="Table_20_Contents"/>
            <text:p text:style-name="Table_20_Contents">setSprite()</text:p>
          </table:table-cell>
          <table:table-cell table:style-name="Table8.B2" office:value-type="string">
            <text:p text:style-name="Table_20_Contents">Entity</text:p>
          </table:table-cell>
        </table:table-row>
      </table:table>
      <text:p text:style-name="Standard"/>
      <text:p text:style-name="P1"/>
      <table:table table:name="Table2" table:style-name="Table2">
        <table:table-column table:style-name="Table2.A"/>
        <table:table-column table:style-name="Table2.B"/>
        <table:table-row>
          <table:table-cell table:style-name="Table2.A1" table:number-columns-spanned="2" office:value-type="string">
            <text:p text:style-name="Table_20_Contents">level</text:p>
          </table:table-cell>
          <table:covered-table-cell/>
        </table:table-row>
        <table:table-row table:style-name="Table2.2">
          <table:table-cell table:style-name="Table2.A2" office:value-type="string">
            <text:p text:style-name="Table_20_Contents">Contains all the objects that the players ball object can interact with gives access to all the objects in the level </text:p>
            <text:p text:style-name="Table_20_Contents">GetStartPosition</text:p>
            <text:p text:style-name="Table_20_Contents">getLevelObjects</text:p>
            <text:p text:style-name="Table_20_Contents">getEndPosition</text:p>
            <text:p text:style-name="Table_20_Contents">getNextLevel</text:p>
            <text:p text:style-name="Table_20_Contents"/>
          </table:table-cell>
          <table:table-cell table:style-name="Table2.B2" office:value-type="string">
            <text:p text:style-name="Table_20_Contents">Block</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Contents">ballGame</text:p>
          </table:table-cell>
          <table:covered-table-cell/>
        </table:table-row>
        <table:table-row table:style-name="Table3.2">
          <table:table-cell table:style-name="Table3.A2" office:value-type="string">
            <text:p text:style-name="Table_20_Contents">The big bad daddy class that does everything game logic,rendering object creation and loading</text:p>
            <text:p text:style-name="Table_20_Contents">LoadLevel</text:p>
            <text:p text:style-name="Table_20_Contents">unloadLevel</text:p>
            <text:p text:style-name="Table_20_Contents">createBall</text:p>
            <text:p text:style-name="Table_20_Contents">moveObjects</text:p>
            <text:p text:style-name="Table_20_Contents">renderScene</text:p>
            <text:p text:style-name="Table_20_Contents"/>
          </table:table-cell>
          <table:table-cell table:style-name="Table3.B2" office:value-type="string">
            <text:p text:style-name="Table_20_Contents">Level</text:p>
            <text:p text:style-name="Table_20_Contents">ball</text:p>
            <text:p text:style-name="Table_20_Contents"/>
          </table:table-cell>
        </table:table-row>
      </table:table>
      <text:p text:style-name="Standard"/>
      <text:p text:style-name="Standard">UseCase FOE</text:p>
      <text:p text:style-name="Standard"/>
      <text:p text:style-name="Standard">UseCaseID 1, Name:moveBall</text:p>
      <text:p text:style-name="Standard">type:Summary</text:p>
      <text:p text:style-name="Standard">level:System</text:p>
      <text:p text:style-name="Standard">trigger:Step 1 of foe</text:p>
      <text:p text:style-name="Standard">goal:Move the ball from its current position to another</text:p>
      <text:p text:style-name="Standard">primary actor:player</text:p>
      <text:p text:style-name="Standard">Pre conditions: </text:p>
      <text:p text:style-name="Standard">Main:</text:p>
      <text:p text:style-name="Standard">1.The use case begins when the <text:s/>player selects a move option</text:p>
      <text:p text:style-name="Standard">2.The system gets the balls current position</text:p>
      <text:p text:style-name="Standard">3.The system gets the balls current velocity</text:p>
      <text:p text:style-name="Standard">4.The system calculates how far to move the ball by adding its current position and velocity</text:p>
      <text:p text:style-name="Standard">5.The system checks that no collisions will happen if the ball moves to that position</text:p>
      <text:p text:style-name="Standard">6.The use case ends when the system updates the ball to its new position and displays it to to the user</text:p>
      <text:p text:style-name="Standard">Extensions:</text:p>
      <text:p text:style-name="Standard">5.A1:The system discovers that the ball will collide with a object if it moves to that position </text:p>
      <text:p text:style-name="Standard">5.A2:The system calculates how far the ball can move before colliding with a object </text:p>
      <text:p text:style-name="Standard">5.A3:The usecase ends when the system sets the balls position to the calculated position so it will not collide with any objects and displays it to the user</text:p>
      <text:p text:style-name="Standard"/>
      <text:p text:style-name="Standard">UseCaseID 2, Jump Ball</text:p>
      <text:p text:style-name="Standard">type:Summary</text:p>
      <text:p text:style-name="Standard">level:System</text:p>
      <text:p text:style-name="Standard">trigger:Step 1 of FOE</text:p>
      <text:p text:style-name="Standard">goal: Make the ball move up and then down on the screen in a jumping motion</text:p>
      <text:p text:style-name="Standard">PreConditions:Ball is not already jumping (it's y velocity is 0)</text:p>
      <text:p text:style-name="Standard">Primary Actor:Player</text:p>
      <text:p text:style-name="Standard">Main:</text:p>
      <text:list xml:id="list7505638666423581504" text:style-name="L1">
        <text:list-item>
          <text:p text:style-name="P2">The player selects the jump option</text:p>
        </text:list-item>
        <text:list-item>
          <text:p text:style-name="P2">The system gets the balls current velocity</text:p>
        </text:list-item>
        <text:list-item>
          <text:p text:style-name="P2">The system adds the jump velocity to current velocity</text:p>
        </text:list-item>
        <text:list-item>
          <text:p text:style-name="P2">The system sets the balls velocity to the new velocity</text:p>
        </text:list-item>
        <text:list-item>
          <text:p text:style-name="P2">The system moves the ball to its new position using this velocity</text:p>
        </text:list-item>
        <text:list-item>
          <text:p text:style-name="P2">The system checks there are no collisions with objects</text:p>
        </text:list-item>
        <text:list-item>
          <text:p text:style-name="P2">The system will decrease the balls vertical velocity(repeat until collision)</text:p>
        </text:list-item>
        <text:list-item>
          <text:p text:style-name="P2">The system displays the level to the player</text:p>
        </text:list-item>
        <text:list-item>
          <text:p text:style-name="P2">The use case ends when the ball collides with a horizontal object</text:p>
        </text:list-item>
      </text:list>
      <text:p text:style-name="Standard">Extensions</text:p>
      <text:p text:style-name="Standard"><text:soft-page-break/>5.A1:The system detects a colliosion </text:p>
      <text:p text:style-name="Standard">5.A2:The system gets the balls coordinates</text:p>
      <text:p text:style-name="Standard">5.A3The system gets the object it collides with coordinates</text:p>
      <text:p text:style-name="Standard">5.A4:The system calculates hwo far the ball can move before colliding with the object</text:p>
      <text:p text:style-name="Standard">5.A5:The system sets the balls coordinates to the calculated posotion</text:p>
      <text:p text:style-name="Standard">5.A6:The system reverses the balls velocity up(If it collides with the bottom of a box while jumping then its velocity will be falling down)</text:p>
      <text:p text:style-name="Standard">Resume Step 6</text:p>
      <text:p text:style-name="Standard"/>
      <text:p text:style-name="Standard">6.A1: The balls velocity has been decreased to the minimum value allowed do nothing</text:p>
      <text:p text:style-name="Standard">6.A2 The use case ends when the ball collides with a horizontal object</text:p>
      <text:p text:style-name="Standard"/>
      <text:p text:style-name="Standard"/>
      <text:p text:style-name="Standard">UseCaseID3, Name:LoadLevel</text:p>
      <text:p text:style-name="Standard">Scope:Summary</text:p>
      <text:p text:style-name="Standard">level:System</text:p>
      <text:p text:style-name="Standard">preconditions:</text:p>
      <text:p text:style-name="Standard">Trigger:Step 1 of foe</text:p>
      <text:p text:style-name="Standard">goal:Load the selected level from a storage device</text:p>
      <text:p text:style-name="Standard">primary actor:Player</text:p>
      <text:p text:style-name="Standard">Main:</text:p>
      <text:list xml:id="list6977554717807318316" text:style-name="L2">
        <text:list-item>
          <text:p text:style-name="P3">The use case begins Player triggers a level load</text:p>
        </text:list-item>
        <text:list-item>
          <text:p text:style-name="P3">system locates required level</text:p>
        </text:list-item>
        <text:list-item>
          <text:p text:style-name="P3">The use case ends when the system loads the level objects creates the level and displays it to the user</text:p>
        </text:list-item>
      </text:list>
      <text:p text:style-name="Standard"/>
      <text:p text:style-name="Standard">UseCaseID4, Name:unloadLevel</text:p>
      <text:p text:style-name="Standard">pre-Conditions:The system already has a level loaded</text:p>
      <text:p text:style-name="Standard">Main:</text:p>
      <text:list xml:id="list1439402399365880370" text:style-name="L3">
        <text:list-item>
          <text:p text:style-name="P4">The use case begins when the user triggers a </text:p>
        </text:list-item>
      </text:list>
      <text:p text:style-name="Standard"/>
      <text:p text:style-name="Standard">displayGameMenu</text:p>
      <text:p text:style-name="Standard">load Images</text:p>
      <text:p text:style-name="Standard"/>
      <text:p text:style-name="Standard">Class Diagrams</text:p>
      <table:table table:name="Table4" table:style-name="Table4">
        <table:table-column table:style-name="Table4.A"/>
        <table:table-row>
          <table:table-cell table:style-name="Table4.A1" office:value-type="string">
            <text:p text:style-name="Table_20_Contents">SpriteLoader</text:p>
          </table:table-cell>
        </table:table-row>
        <table:table-row>
          <table:table-cell table:style-name="Table4.A2" office:value-type="string">
            <text:p text:style-name="Table_20_Contents">Sprites[0..1024]</text:p>
            <text:p text:style-name="Table_20_Contents"/>
          </table:table-cell>
        </table:table-row>
        <table:table-row>
          <table:table-cell table:style-name="Table4.A2" office:value-type="string">
            <text:p text:style-name="Table_20_Contents">LoadSprite( location of sprite )</text:p>
            <text:p text:style-name="Table_20_Contents"/>
          </table:table-cell>
        </table:table-row>
      </table:table>
      <text:p text:style-name="Standard"/>
      <table:table table:name="Table6" table:style-name="Table6">
        <table:table-column table:style-name="Table6.A"/>
        <table:table-row>
          <table:table-cell table:style-name="Table6.A1" office:value-type="string">
            <text:p text:style-name="Table_20_Contents">Ball</text:p>
          </table:table-cell>
        </table:table-row>
        <table:table-row>
          <table:table-cell table:style-name="Table6.A2" office:value-type="string">
            <text:p text:style-name="Table_20_Contents">-SDLSurface[1]</text:p>
          </table:table-cell>
        </table:table-row>
        <table:table-row>
          <table:table-cell table:style-name="Table6.A2" office:value-type="string">
            <text:p text:style-name="Table_20_Contents">+Move()</text:p>
            <text:p text:style-name="Table_20_Contents">+getCoordinates()</text:p>
            <text:p text:style-name="Table_20_Contents">+setCoordinates()</text:p>
            <text:p text:style-name="Table_20_Contents">+getVelocity()</text:p>
            <text:p text:style-name="Table_20_Contents">+setVelocity()</text:p>
            <text:p text:style-name="Table_20_Contents">+getSprite</text:p>
            <text:p text:style-name="Table_20_Contents">-setSprite</text:p>
          </table:table-cell>
        </table:table-row>
      </table:table>
      <text:p text:style-name="Standard"><text:soft-page-break/>Create level object</text:p>
      <text:p text:style-name="Standard">loads level file ( its a txt file with all the blocks start and ned position for ball aswell and background image) will add scrolling later vertically and horizontally</text:p>
      <text:p text:style-name="Standard">create blocks</text:p>
      <text:p text:style-name="Standard">create collision map by blit blocks into collision map</text:p>
      <text:p text:style-name="Standard"/>
      <text:p text:style-name="Standard"/>
      <text:p text:style-name="Standard">Pseudo Cod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16H43M7S</meta:editing-duration>
    <meta:editing-cycles>21</meta:editing-cycles>
    <meta:generator>LibreOffice/4.2.4.2$Linux_X86_64 LibreOffice_project/420m0$Build-2</meta:generator>
    <dc:date>2014-06-09T20:17:09.563571125</dc:date>
    <meta:document-statistic meta:table-count="9" meta:image-count="0" meta:object-count="0" meta:page-count="6" meta:paragraph-count="147" meta:word-count="841" meta:character-count="5205" meta:non-whitespace-character-count="4517"/>
    <meta:user-defined meta:name="Info 1"/>
    <meta:user-defined meta:name="Info 2"/>
    <meta:user-defined meta:name="Info 3"/>
    <meta:user-defined meta:name="Info 4"/>
  </office:meta>
</office:document-meta>
</file>